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ObjectReplacements/"/>
  <manifest:file-entry manifest:media-type="application/vnd.sun.star.oleobject" manifest:full-path="Object 1"/>
  <manifest:file-entry manifest:media-type="application/vnd.sun.star.oleobject" manifest:full-path="ObjectReplacements/Object 1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7.10 -->
  <office:font-face-decls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FR1" style:family="graphic" style:parent-style-name="Normal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Normal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P3" style:family="paragraph" style:parent-style-name="Normal">
      <style:paragraph-properties fo:text-align="left" fo:text-indent="0cm" fo:line-height="100%" fo:margin-top="0cm" fo:margin-left="0cm" fo:margin-right="0cm"/>
    </style:style>
    <style:style style:name="T3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P4" style:family="paragraph" style:parent-style-name="Normal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P5" style:family="paragraph" style:parent-style-name="Normal">
      <style:paragraph-properties fo:text-align="left" fo:text-indent="0cm" fo:line-height="100%" fo:margin-top="0cm" fo:margin-left="0cm" fo:margin-right="0cm"/>
    </style:style>
    <style:style style:name="T5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6" style:family="paragraph" style:parent-style-name="Normal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7" style:family="paragraph" style:parent-style-name="Normal">
      <style:paragraph-properties fo:text-align="left" fo:text-indent="0cm" fo:line-height="100%" fo:margin-top="0cm" fo:margin-left="0cm" fo:margin-right="0cm"/>
    </style:style>
    <style:style style:name="T7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8" style:family="paragraph" style:parent-style-name="Normal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9" style:family="paragraph" style:parent-style-name="Normal">
      <style:paragraph-properties fo:text-align="left" fo:text-indent="0cm" fo:line-height="100%" fo:margin-top="0cm" fo:margin-left="0cm" fo:margin-right="0cm"/>
    </style:style>
    <style:style style:name="T9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0" style:family="paragraph" style:parent-style-name="Normal">
      <style:paragraph-properties fo:text-align="left" fo:text-indent="0cm" fo:line-height="100%" fo:margin-top="0cm" fo:margin-left="0cm" fo:margin-right="0cm"/>
    </style:style>
    <style:style style:name="T10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T10_2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 style:text-underline-style="solid" style:text-underline-color="font-color"/>
    </style:style>
    <style:style style:name="T10_3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1" style:family="paragraph" style:parent-style-name="Normal">
      <style:paragraph-properties fo:text-align="left" fo:text-indent="0cm" fo:line-height="100%" fo:margin-top="0cm" fo:margin-left="0cm" fo:margin-right="0cm"/>
    </style:style>
    <style:style style:name="T11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2" style:family="paragraph" style:parent-style-name="Normal">
      <style:paragraph-properties fo:text-align="left" fo:text-indent="0cm" fo:line-height="100%" fo:margin-top="0cm" fo:margin-left="0cm" fo:margin-right="0cm"/>
    </style:style>
    <style:style style:name="T12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3" style:family="paragraph" style:parent-style-name="Normal">
      <style:paragraph-properties fo:text-align="left" fo:text-indent="0cm" fo:line-height="100%" fo:margin-top="0cm" fo:margin-left="0cm" fo:margin-right="0cm"/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4" style:family="paragraph" style:parent-style-name="Normal">
      <style:paragraph-properties fo:text-align="left" fo:text-indent="0cm" fo:line-height="100%" fo:margin-top="0cm" fo:margin-left="0cm" fo:margin-right="0cm"/>
    </style:style>
    <style:style style:name="T14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T14_2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T14_3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5" style:family="paragraph" style:parent-style-name="Normal">
      <style:paragraph-properties fo:text-align="left" fo:text-indent="0cm" fo:line-height="100%" fo:margin-top="0cm" fo:margin-left="0cm" fo:margin-right="0cm"/>
    </style:style>
    <style:style style:name="T15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6" style:family="paragraph" style:parent-style-name="Normal">
      <style:paragraph-properties fo:text-align="left" fo:text-indent="0cm" fo:line-height="100%" fo:margin-top="0cm" fo:margin-left="0cm" fo:margin-right="0cm"/>
    </style:style>
    <style:style style:name="T16_1" style:family="text">
      <style:text-properties fo:letter-spacing="0cm" style:text-position="0% 100%" fo:color="#555555" style:font-name="Times New Roman" fo:font-size="12pt" style:font-name-asian="Times New Roman" style:font-size-asian="12pt" style:font-name-complex="Times New Roman"/>
    </style:style>
    <style:style style:name="T16_2" style:family="text">
      <style:text-properties fo:letter-spacing="0cm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T16_3" style:family="text">
      <style:text-properties fo:letter-spacing="0cm" style:text-position="0% 100%" fo:color="#555555" style:font-name="Times New Roman" fo:font-size="12pt" style:font-name-asian="Times New Roman" style:font-size-asian="12pt" style:font-name-complex="Times New Roman"/>
    </style:style>
    <style:style style:name="T16_4" style:family="text">
      <style:text-properties fo:letter-spacing="0cm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P17" style:family="paragraph" style:parent-style-name="Normal">
      <style:paragraph-properties fo:text-align="left" fo:text-indent="0cm" fo:line-height="100%" fo:margin-top="0cm" fo:margin-left="0cm" fo:margin-right="0cm"/>
    </style:style>
    <style:style style:name="T17_1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 fo:font-weight="bold" style:font-weight-asian="bold"/>
    </style:style>
    <style:style style:name="T17_2" style:family="text">
      <style:text-properties fo:letter-spacing="0cm" fo:background-color="#ffffff" style:text-position="0% 100%" fo:color="#555555" style:font-name="Times New Roman" fo:font-size="12pt" style:font-name-asian="Times New Roman" style:font-size-asian="12pt" style:font-name-complex="Times New Roman"/>
    </style:style>
    <style:style style:name="P18" style:family="paragraph" style:parent-style-name="Normal">
      <style:paragraph-properties fo:text-align="left" fo:text-indent="0cm" fo:line-height="100%" fo:margin-top="0.176cm" fo:margin-left="0cm" fo:margin-right="0cm"/>
      <style:text-properties fo:letter-spacing="0cm" style:text-position="0% 100%" fo:color="#000000" style:font-name="Times New Roman" fo:font-size="12pt" style:font-name-asian="Times New Roman" style:font-size-asian="12pt" style:font-name-complex="Times New Roman"/>
    </style:style>
    <style:style style:name="P19" style:family="paragraph" style:parent-style-name="Normal">
      <style:paragraph-properties fo:text-align="left" fo:text-indent="0cm" fo:line-height="100%" fo:margin-top="0.176cm" fo:margin-left="0cm" fo:margin-right="0cm"/>
      <style:text-properties fo:letter-spacing="0cm" style:text-position="0% 100%" fo:color="#000000" style:font-name="Times New Roman" fo:font-size="12pt" style:font-name-asian="Times New Roman" style:font-size-asian="12pt" style:font-name-complex="Times New Roman"/>
    </style:style>
    <style:style style:name="P20" style:family="paragraph" style:parent-style-name="Normal">
      <style:paragraph-properties fo:text-align="left" fo:text-indent="0cm" fo:line-height="100%" fo:margin-top="0.176cm" fo:margin-bottom="0.176cm" fo:margin-left="0cm" fo:margin-right="0cm"/>
      <style:text-properties fo:letter-spacing="0cm" style:text-position="0% 100%" fo:color="#000000" style:font-name="Times New Roman" fo:font-size="12pt" style:font-name-asian="Times New Roman" style:font-size-asian="12pt" style:font-name-complex="Times New Roman"/>
    </style:style>
  </office:automatic-styles>
  <office:body>
    <office:text>
      <text:p text:style-name="P1"><draw:frame svg:x="0cm" svg:y="0cm" svg:width="6.145cm" svg:height="1.905cm" draw:style-name="FR1" text:anchor-type="as-char" draw:z-index="0"><draw:object-ole xlink:href="Object 1" xlink:type="simple" xlink:show="embed" xlink:actuate="onLoad" draw:class-id="00000315-0000-0000-C000-000000000046"/><draw:image xlink:href="ObjectReplacements/Object 1" xlink:type="simple" xlink:show="embed" xlink:actuate="onLoad"/></draw:frame></text:p>
      <text:p text:style-name="P2"/>
      <text:p text:style-name="P3"><text:span text:style-name="T3_1">LITIGATION<text:s/>HOLD<text:s/>REMINDER.</text:span></text:p>
      <text:p text:style-name="P4"/>
      <text:p text:style-name="P5"><text:span text:style-name="T5_1">Hi<text:s/>new<text:s/>reminder,</text:span></text:p>
      <text:p text:style-name="P6"/>
      <text:p text:style-name="P7"><text:span text:style-name="T7_1">Notice<text:s/>to<text:s/>preserve<text:s/>information<text:s/>and<text:s/>to<text:s/>prevent<text:s/>deletion<text:s/>or<text:s/>destruction<text:s/>of<text:s/>Emails<text:s/>and<text:s/>other<text:s/>electronic<text:s/>files.</text:span></text:p>
      <text:p text:style-name="P8"/>
      <text:p text:style-name="P9"><text:span text:style-name="T9_1">Pursuant<text:s/>to<text:s/>the<text:s/>rules<text:s/>of<text:s/>the<text:s/>court,<text:s/>our<text:s/>company<text:s/>is<text:s/>required<text:s/>to<text:s/>take<text:s/>all<text:s/>reasonable steps<text:s/>to<text:s/>identify<text:s/>all<text:s/>electronically </text:span></text:p>
      <text:p text:style-name="P10"><text:span text:style-name="T10_1">stored<text:s/>information<text:s/> </text:span><text:span text:style-name="T10_2">(ESI)</text:span><text:span text:style-name="T10_3"> that<text:s/>contain<text:s/>documents that<text:s/>may<text:s/>be<text:s/>relevant<text:s/>to<text:s/>the<text:s/>case.<text:s/>The<text:s/>electronic<text:s/>records<text:s/>that<text:s/>must </text:span></text:p>
      <text:p text:style-name="P11"><text:span text:style-name="T11_1">be<text:s/>maintained<text:s/>include,<text:s/>but<text:s/>are<text:s/>not<text:s/>limited<text:s/>to:<text:s/>electronic<text:s/>mail;<text:s/>electronic<text:s/>files<text:s/>of<text:s/>all<text:s/>types<text:s/>(Microsoft<text:s/>Word,<text:s/>Excel,<text:s/>Adobe,<text:s/>etc). </text:span></text:p>
      <text:p text:style-name="P12"><text:span text:style-name="T12_1">Failure<text:s/>to<text:s/>do<text:s/>so<text:s/>could<text:s/>result<text:s/>in<text:s/>sanctions<text:s/>being<text:s/>issued<text:s/>by<text:s/>the<text:s/>court<text:s/>that<text:s/>could<text:s/>seriously<text:s/>harm<text:s/>our<text:s/>position<text:s/>in<text:s/>the<text:s/>case.</text:span></text:p>
      <text:p text:style-name="P13"/>
      <text:p text:style-name="P14"><text:span text:style-name="T14_1">Be<text:s/>further<text:s/>advised<text:s/>that<text:s/>any<text:s/>new </text:span><text:span text:style-name="T14_2">ESI</text:span><text:span text:style-name="T14_3"> <text:s/>received<text:s/>or<text:s/>created<text:s/>after<text:s/>the<text:s/>date<text:s/>of<text:s/>delivery<text:s/>of<text:s/>this<text:s/>email<text:s/>that<text:s/>are<text:s/>relevant<text:s/>to<text:s/>this<text:s/>matter </text:span></text:p>
      <text:p text:style-name="P15"><text:span text:style-name="T15_1">are<text:s/>not<text:s/>to<text:s/>be<text:s/>destroyed<text:s/>and<text:s/>you<text:s/>must<text:s/>take<text:s/>the appropriate<text:s/>steps<text:s/>to<text:s/>avoid<text:s/>the<text:s/>destruction<text:s/>of<text:s/>such<text:s/>documents.</text:span></text:p>
      <text:p text:style-name="P16"><text:span text:style-name="T16_1">Please<text:s/>preserve<text:s/>all<text:s/>' </text:span><text:span text:style-name="T16_2">ESI</text:span><text:span text:style-name="T16_3"> in<text:s/>the<text:s/>form<text:s/>in<text:s/>which<text:s/>they<text:s/>currently<text:s/>exist<text:s/>until<text:s/>further<text:s/>notice. </text:span><text:span text:style-name="T16_4">IT<text:s/>IS<text:s/>IMPERATIVE<text:s/>THAT<text:s/>YOU<text:s/>RETAIN<text:s/>THE </text:span></text:p>
      <text:p text:style-name="P17"><text:span text:style-name="T17_1">DOCUMENTS<text:s/>IN<text:s/>THEIR<text:s/>ORIGINAL<text:s/>ELECTRONIC<text:s/>FORM.<text:s/> </text:span><text:span text:style-name="T17_2"><text:s/>It<text:s/>is<text:s/>not<text:s/>sufficient<text:s/>to<text:s/>print<text:s/>electronic<text:s/>records<text:s/>and<text:s/>retain<text:s/>paper<text:s/>copies.</text:span></text:p>
      <text:p text:style-name="P18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line-height="115%" fo:orphans="2" fo:widows="2" style:tab-stop-distance="1.27cm"/>
      <style:text-properties style:use-window-font-color="true" style:font-name="Times New Roman" fo:font-size="11pt" style:font-name-asian="Times New Roman" style:font-size-asian="11pt" style:font-name-complex="Times New Roman" style:font-size-complex="11pt" fo:language="en" fo:language-asian="ja" fo:language-complex="ar" fo:country="US" fo:country-asian="JP" fo:country-complex="SA"/>
    </style:default-style>
    <style:default-style style:family="table">
      <style:table-properties table:border-model="collapsing"/>
    </style:default-style>
    <style:style style:name="Normal" style:family="paragraph">
      <style:paragraph-properties fo:line-height="115%" fo:margin-bottom="0.353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